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7.73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4.47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6.9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ヒラギノ角ゴ ProN W3" style:font-name-complex="Arial Unicode M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パーツ番号</text:p>
          </table:table-cell>
          <table:table-cell office:value-type="string">
            <text:p>型番</text:p>
          </table:table-cell>
          <table:table-cell office:value-type="string">
            <text:p>種類</text:p>
          </table:table-cell>
          <table:table-cell office:value-type="string">
            <text:p>単価</text:p>
          </table:table-cell>
          <table:table-cell office:value-type="string">
            <text:p>単価備考</text:p>
          </table:table-cell>
          <table:table-cell office:value-type="string">
            <text:p>最安調達先</text:p>
          </table:table-cell>
          <table:table-cell office:value-type="string">
            <text:p>試作調達先</text:p>
          </table:table-cell>
          <table:table-cell office:value-type="string">
            <text:p>備考</text:p>
          </table:table-cell>
          <table:table-cell office:value-type="string">
            <text:p>在庫</text:p>
          </table:table-cell>
          <table:table-cell office:value-type="string">
            <text:p>試作調達先リンク</text:p>
          </table:table-cell>
          <table:table-cell table:number-columns-repeated="2"/>
        </table:table-row>
        <table:table-row table:style-name="ro2">
          <table:table-cell office:value-type="string">
            <text:p>C1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3</text:p>
          </table:table-cell>
          <table:table-cell office:value-type="string">
            <text:p>RD15F105Z1HH5L</text:p>
          </table:table-cell>
          <table:table-cell office:value-type="string">
            <text:p>積層セラミックコンデンサ1uF(50V)5mmピッチ</text:p>
          </table:table-cell>
          <table:table-cell office:value-type="float" office:value="10">
            <text:p>1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3093/</text:p>
          </table:table-cell>
          <table:table-cell table:number-columns-repeated="2"/>
        </table:table-row>
        <table:table-row table:style-name="ro2">
          <table:table-cell office:value-type="string">
            <text:p>C4</text:p>
          </table:table-cell>
          <table:table-cell office:value-type="string">
            <text:p>RD20F106Z1CH5L</text:p>
          </table:table-cell>
          <table:table-cell office:value-type="string">
            <text:p>積層セラミックコンデンサ10uF(16V)5mmピッチ</text:p>
          </table:table-cell>
          <table:table-cell office:value-type="float" office:value="20">
            <text:p>20</text:p>
          </table:table-cell>
          <table:table-cell office:value-type="string">
            <text:p>10個入り</text:p>
          </table:table-cell>
          <table:table-cell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P-02184/</text:p>
          </table:table-cell>
          <table:table-cell table:number-columns-repeated="2"/>
        </table:table-row>
        <table:table-row table:style-name="ro2">
          <table:table-cell office:value-type="string">
            <text:p>IC1</text:p>
          </table:table-cell>
          <table:table-cell office:value-type="string">
            <text:p>PIC24FJ64GB002</text:p>
          </table:table-cell>
          <table:table-cell office:value-type="string">
            <text:p>マイコン</text:p>
          </table:table-cell>
          <table:table-cell office:value-type="float" office:value="346">
            <text:p>346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office:value-type="string">
            <text:p>DigiKey</text:p>
          </table:table-cell>
          <table:table-cell table:number-columns-repeated="2"/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www.digikey.jp/product-detail/ja/PIC24FJ64GB002-I%2FSP/PIC24FJ64GB002-I%2FSP-ND/2179121</text:p>
          </table:table-cell>
          <table:table-cell office:value-type="string">
            <text:p>http://jp.mouser.com/ProductDetail/Microchip/PIC24FJ64GB002-I-SP/?qs=%2fha2pyFadugqkCu4JnX6ru5TI8OeTKUuya3jrxOEfoQi9DHc4KtIvg%3d%3d</text:p>
          </table:table-cell>
        </table:table-row>
        <table:table-row table:style-name="ro2">
          <table:table-cell office:value-type="string">
            <text:p>JP1</text:p>
          </table:table-cell>
          <table:table-cell/>
          <table:table-cell office:value-type="string">
            <text:p>ピンヘッダ5ピン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0167/</text:p>
          </table:table-cell>
          <table:table-cell table:number-columns-repeated="2"/>
        </table:table-row>
        <table:table-row table:style-name="ro2">
          <table:table-cell office:value-type="string">
            <text:p>JP2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3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4</text:p>
          </table:table-cell>
          <table:table-cell/>
          <table:table-cell table:style-name="ce1" office:value-type="string">
            <text:p>ピンヘッダ4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5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6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7</text:p>
          </table:table-cell>
          <table:table-cell/>
          <table:table-cell table:style-name="ce1" office:value-type="string">
            <text:p>ピンヘッダ3ピン(アングル)</text:p>
          </table:table-cell>
          <table:table-cell table:number-columns-repeated="3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C-01627/</text:p>
          </table:table-cell>
          <table:table-cell table:number-columns-repeated="2"/>
        </table:table-row>
        <table:table-row table:style-name="ro2">
          <table:table-cell office:value-type="string">
            <text:p>JP8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JP9</text:p>
          </table:table-cell>
          <table:table-cell office:value-type="string">
            <text:p>FH-1x14</text:p>
          </table:table-cell>
          <table:table-cell table:style-name="ce1" office:value-type="string">
            <text:p>ピンソケット14ピン</text:p>
          </table:table-cell>
          <table:table-cell/>
          <table:table-cell office:value-type="string">
            <text:p>50円</text:p>
          </table:table-cell>
          <table:table-cell/>
          <table:table-cell office:value-type="string">
            <text:p>秋月</text:p>
          </table:table-cell>
          <table:table-cell office:value-type="string">
            <text:p>改造用オプション</text:p>
          </table:table-cell>
          <table:table-cell/>
          <table:table-cell office:value-type="string">
            <text:p>http://akizukidenshi.com/catalog/g/gC-00653/</text:p>
          </table:table-cell>
          <table:table-cell table:number-columns-repeated="2"/>
        </table:table-row>
        <table:table-row table:style-name="ro2">
          <table:table-cell office:value-type="string">
            <text:p>LED1</text:p>
          </table:table-cell>
          <table:table-cell table:style-name="ce1" office:value-type="string">
            <text:p>EBG3402S</text:p>
          </table:table-cell>
          <table:table-cell office:value-type="string">
            <text:p>Φ3mm LED 緑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3459/</text:p>
          </table:table-cell>
          <table:table-cell table:number-columns-repeated="2"/>
        </table:table-row>
        <table:table-row table:style-name="ro2">
          <table:table-cell office:value-type="string">
            <text:p>LED2</text:p>
          </table:table-cell>
          <table:table-cell/>
          <table:table-cell office:value-type="string">
            <text:p>Φ3mm LED 黄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5"/>
        </table:table-row>
        <table:table-row table:style-name="ro2">
          <table:table-cell office:value-type="string">
            <text:p>PWR</text:p>
          </table:table-cell>
          <table:table-cell table:style-name="ce1" office:value-type="string">
            <text:p>LT3U31P</text:p>
          </table:table-cell>
          <table:table-cell office:value-type="string">
            <text:p>Φ3mm LED 赤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I-02320/</text:p>
          </table:table-cell>
          <table:table-cell table:number-columns-repeated="2"/>
        </table:table-row>
        <table:table-row table:style-name="ro2">
          <table:table-cell office:value-type="string">
            <text:p>R1</text:p>
          </table:table-cell>
          <table:table-cell office:value-type="string">
            <text:p>RD25S 10K</text:p>
          </table:table-cell>
          <table:table-cell office:value-type="string">
            <text:p>10k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03/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2">
          <table:table-cell office:value-type="string">
            <text:p>R4</text:p>
          </table:table-cell>
          <table:table-cell office:value-type="string">
            <text:p>RD-25TJ121</text:p>
          </table:table-cell>
          <table:table-cell office:value-type="string">
            <text:p>120オーム ¼ W カーボン抵抗</text:p>
          </table:table-cell>
          <table:table-cell table:number-columns-repeated="2"/>
          <table:table-cell office:value-type="string">
            <text:p>どこでも</text:p>
          </table:table-cell>
          <table:table-cell office:value-type="string">
            <text:p>秋月</text:p>
          </table:table-cell>
          <table:table-cell table:number-columns-repeated="2"/>
          <table:table-cell office:value-type="string">
            <text:p>http://akizukidenshi.com/catalog/g/gR-25121/</text:p>
          </table:table-cell>
          <table:table-cell table:number-columns-repeated="2"/>
        </table:table-row>
        <table:table-row table:style-name="ro1">
          <table:table-cell office:value-type="string">
            <text:p>S1</text:p>
          </table:table-cell>
          <table:table-cell office:value-type="string">
            <text:p>MS-12AAH1</text:p>
          </table:table-cell>
          <table:table-cell office:value-type="string">
            <text:p>電源用スライドスイッチ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せんごくネット</text:p>
          </table:table-cell>
          <table:table-cell table:number-columns-repeated="2"/>
          <table:table-cell office:value-type="string">
            <text:p>http://www.sengoku.co.jp/mod/sgk_cart/detail.php?code=EEHD-0SRL</text:p>
          </table:table-cell>
          <table:table-cell office:value-type="string">
            <text:p>http://www.monotaro.com/k/store/MS%252D12AAH1/</text:p>
          </table:table-cell>
          <table:table-cell/>
        </table:table-row>
        <table:table-row table:style-name="ro1">
          <table:table-cell office:value-type="string">
            <text:p>S2</text:p>
          </table:table-cell>
          <table:table-cell office:value-type="string">
            <text:p>DTS-6-V</text:p>
          </table:table-cell>
          <table:table-cell office:value-type="string">
            <text:p>タクトスイッチ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ユーザ入力用</text:p>
          </table:table-cell>
          <table:table-cell office:value-type="float" office:value="10">
            <text:p>10</text:p>
          </table:table-cell>
          <table:table-cell office:value-type="string">
            <text:p>http://akizukidenshi.com/catalog/g/gP-03647/</text:p>
          </table:table-cell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 office:value-type="string">
            <text:p>EDS102S</text:p>
          </table:table-cell>
          <table:table-cell office:value-type="string">
            <text:p>DIPスイッチ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 office:value-type="string">
            <text:p>USB経由のダウンロード用</text:p>
          </table:table-cell>
          <table:table-cell/>
          <table:table-cell office:value-type="string">
            <text:p>http://akizukidenshi.com/catalog/g/gP-03141/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OKI-78SR-5/1.5-W36H-C</text:p>
          </table:table-cell>
          <table:table-cell office:value-type="string">
            <text:p>DCコンバータ 5V/1.5A</text:p>
          </table:table-cell>
          <table:table-cell office:value-type="float" office:value="433">
            <text:p>433</text:p>
          </table:table-cell>
          <table:table-cell office:value-type="string">
            <text:p>100個購入時</text:p>
          </table:table-cell>
          <table:table-cell office:value-type="string">
            <text:p>DigiKey</text:p>
          </table:table-cell>
          <table:table-cell table:style-name="ce1" office:value-type="string">
            <text:p>DigiKey</text:p>
          </table:table-cell>
          <table:table-cell table:number-columns-repeated="2"/>
          <table:table-cell office:value-type="string">
            <text:p>http://www.digikey.jp/product-detail/ja/OKI-78SR-5%2F1.5-W36H-C/811-2692-ND/3438675</text:p>
          </table:table-cell>
          <table:table-cell office:value-type="string">
            <text:p>http://www.digikey.jp/product-detail/ja/OKI-78SR-5%2F1.5-W36H-C/811-2692-ND/3438675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XC6202P332TB</text:p>
          </table:table-cell>
          <table:table-cell office:value-type="string">
            <text:p>3端子レギュレータ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://akizukidenshi.com/catalog/g/gI-03421/</text:p>
          </table:table-cell>
          <table:table-cell table:number-columns-repeated="2"/>
        </table:table-row>
        <table:table-row table:style-name="ro2">
          <table:table-cell office:value-type="string">
            <text:p>X1</text:p>
          </table:table-cell>
          <table:table-cell office:value-type="string">
            <text:p>TCS7588-01-201</text:p>
          </table:table-cell>
          <table:table-cell office:value-type="string">
            <text:p>miniDIN8ピンコネクタ</text:p>
          </table:table-cell>
          <table:table-cell office:value-type="float" office:value="129">
            <text:p>129</text:p>
          </table:table-cell>
          <table:table-cell office:value-type="string">
            <text:p>100個購入時</text:p>
          </table:table-cell>
          <table:table-cell office:value-type="string">
            <text:p>共立エレショップ</text:p>
          </table:table-cell>
          <table:table-cell table:style-name="ce1" office:value-type="string">
            <text:p>共立エレショップ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eleshop.jp/shop/g/g61F14E/</text:p>
          </table:table-cell>
          <table:table-cell table:number-columns-repeated="2"/>
        </table:table-row>
        <table:table-row table:style-name="ro2">
          <table:table-cell office:value-type="string">
            <text:p>X2</text:p>
          </table:table-cell>
          <table:table-cell office:value-type="string">
            <text:p>USB-A</text:p>
          </table:table-cell>
          <table:table-cell office:value-type="string">
            <text:p>USBコネクタ/Ａタイプ/メス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0160/</text:p>
          </table:table-cell>
          <table:table-cell table:number-columns-repeated="2"/>
        </table:table-row>
        <table:table-row table:style-name="ro2">
          <table:table-cell office:value-type="string">
            <text:p>X3</text:p>
          </table:table-cell>
          <table:table-cell office:value-type="string">
            <text:p>UseConn C2235</text:p>
          </table:table-cell>
          <table:table-cell office:value-type="string">
            <text:p>USB/mini-B</text:p>
          </table:table-cell>
          <table:table-cell office:value-type="float" office:value="50">
            <text:p>50</text:p>
          </table:table-cell>
          <table:table-cell office:value-type="string">
            <text:p>4個セットで</text:p>
          </table:table-cell>
          <table:table-cell table:number-columns-repeated="2" office:value-type="string">
            <text:p>秋月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://akizukidenshi.com/catalog/g/gC-0223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合計</text:p>
          </table:table-cell>
          <table:table-cell table:formula="of:=SUM([.D2:.D30])" office:value-type="float" office:value="1283">
            <text:p>128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2014/10/06</text:date>, <text:time>15:4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3:36:34</meta:creation-date>
    <dc:date>2014-10-06T15:44:53</dc:date>
    <meta:editing-duration>PT6H51M4S</meta:editing-duration>
    <meta:editing-cycles>13</meta:editing-cycles>
    <meta:generator>OpenOffice/4.1.0$Unix OpenOffice.org_project/410m18$Build-9764</meta:generator>
    <meta:print-date>2014-04-07T10:41:04</meta:print-date>
    <meta:document-statistic meta:table-count="3" meta:cell-count="200" meta:object-count="0"/>
    <meta:user-defined meta:name=""/>
  </office:meta>
</office:document-meta>
</file>